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7"/>
        <table:table-column table:style-name="co2" table:number-columns-repeated="3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MHDR</text:p>
          </table:table-cell>
          <table:covered-table-cell table:number-columns-repeated="2"/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MMTYP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/>
          <table:table-cell office:value-type="string" calcext:value-type="string">
            <text:p>Mtype [dec]</text:p>
          </table:table-cell>
          <table:table-cell office:value-type="string" calcext:value-type="string">
            <text:p>RFU [dec]</text:p>
          </table:table-cell>
          <table:table-cell office:value-type="string" calcext:value-type="string">
            <text:p>Major [dec]</text:p>
          </table:table-cell>
          <table:table-cell table:number-columns-repeated="3" office:value-type="string" calcext:value-type="string">
            <text:p>[hex]</text:p>
          </table:table-cell>
          <table:table-cell table:number-columns-repeated="33"/>
        </table:table-row>
        <table:table-row table:style-name="ro1">
          <table:table-cell table:formula="of:=COM.MICROSOFT.CONCAT(DEC2HEX([.D3]+[.C3]*4+[.B3]*32;2);[.$E3:.$AN3])" office:value-type="string" office:string-value="6A801A2B3C4DEEEE1234819A2B3C4DEEAA5678828A2B3C4DEEAA8A2B3C4DEE9ABC832A2B3C4DEEAAFFDEF0846A2B3C4DEE001234855A2B3C4DEE115678" calcext:value-type="string">
            <text:p>6A801A2B3C4DEEEE1234819A2B3C4DEEAA5678828A2B3C4DEEAA8A2B3C4DEE9ABC832A2B3C4DEEAAFFDEF0846A2B3C4DEE001234855A2B3C4DEE1156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A2B3C4DEEEE</text:p>
          </table:table-cell>
          <table:table-cell office:value-type="float" office:value="1234" calcext:value-type="float">
            <text:p>12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A2B3C4DEEAA</text:p>
          </table:table-cell>
          <table:table-cell table:style-name="ce7" office:value-type="float" office:value="5678" calcext:value-type="float">
            <text:p>56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A2B3C4DEEAA8A2B3C4DEE</text:p>
          </table:table-cell>
          <table:table-cell table:style-name="ce7" office:value-type="string" calcext:value-type="string">
            <text:p>9AB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A2B3C4DEEAAFF</text:p>
          </table:table-cell>
          <table:table-cell table:style-name="ce7" office:value-type="string" calcext:value-type="string">
            <text:p>DEF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A2B3C4DEE00</text:p>
          </table:table-cell>
          <table:table-cell table:style-name="ce7" office:value-type="float" office:value="1234" calcext:value-type="float">
            <text:p>12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A2B3C4DEE11</text:p>
          </table:table-cell>
          <table:table-cell table:style-name="ce7" office:value-type="float" office:value="5678" calcext:value-type="float">
            <text:p>5678</text:p>
          </table:table-cell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formula="of:=COM.MICROSOFT.CONCAT(DEC2HEX([.D5]+[.C5]*4+[.B5]*32;2);[.$E5:.$AN5])" office:value-type="string" office:string-value="6680FFFFFFFFFFFFFFFF" calcext:value-type="string">
            <text:p>6680FFFFFFFFFFFFFF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FFFFFFFFFFF</text:p>
          </table:table-cell>
          <table:table-cell office:value-type="string" calcext:value-type="string">
            <text:p>FFFF</text:p>
          </table:table-cell>
          <table:table-cell table:number-columns-repeated="33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3"/>
          <table:table-cell table:style-name="ce4"/>
          <table:table-cell table:number-columns-repeated="36"/>
        </table:table-row>
        <table:table-row table:style-name="ro1">
          <table:table-cell table:formula="of:=COM.MICROSOFT.CONCAT(DEC2HEX([.D9]+[.C9]*4+[.B9]*32;2);[.$E9:.$AN9])" office:value-type="string" office:string-value="6A811A2B3C4DEEEEFFFF811A2B3C4DEEEEFFFF" calcext:value-type="string">
            <text:p>6A811A2B3C4DEEEEFFFF811A2B3C4DEEEEFF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1A2B3C4DEEEE</text:p>
          </table:table-cell>
          <table:table-cell office:value-type="string" calcext:value-type="string">
            <text:p>FFFF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1A2B3C4DEEEE</text:p>
          </table:table-cell>
          <table:table-cell office:value-type="string" calcext:value-type="string">
            <text:p>FFFF</text:p>
          </table:table-cell>
          <table:table-cell table:number-columns-repeated="30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SyncBeac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A2B3C4DEEEE</text:p>
          </table:table-cell>
          <table:table-cell office:value-type="float" office:value="1234" calcext:value-type="float">
            <text:p>1234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CRW beac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A2B3C4DEEAA</text:p>
          </table:table-cell>
          <table:table-cell office:value-type="float" office:value="5678" calcext:value-type="float">
            <text:p>5678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Routing beac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A2B3C4DEEAA8A2B3C4DEE</text:p>
          </table:table-cell>
          <table:table-cell office:value-type="string" calcext:value-type="string">
            <text:p>9ABC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Sending dat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A2B3C4DEEAAFF</text:p>
          </table:table-cell>
          <table:table-cell office:value-type="string" calcext:value-type="string">
            <text:p>DEF0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BPRegAc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A2B3C4DEE00</text:p>
          </table:table-cell>
          <table:table-cell office:value-type="float" office:value="1234" calcext:value-type="float">
            <text:p>1234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BPRegReq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A2B3C4DEE11</text:p>
          </table:table-cell>
          <table:table-cell office:value-type="float" office:value="5678" calcext:value-type="float">
            <text:p>5678</text:p>
          </table:table-cell>
          <table:table-cell table:number-columns-repeated="33"/>
        </table:table-row>
        <table:table-row table:style-name="ro1" table:number-rows-repeated="104855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6:01:13.957754173</meta:creation-date>
    <dc:date>2023-03-30T14:01:51.208004977</dc:date>
    <meta:editing-duration>PT3H58S</meta:editing-duration>
    <meta:editing-cycles>8</meta:editing-cycles>
    <meta:generator>LibreOffice/7.3.7.2$Linux_X86_64 LibreOffice_project/30$Build-2</meta:generator>
    <meta:document-statistic meta:table-count="1" meta:cell-count="106" meta:object-count="0"/>
  </office:meta>
</office:document-meta>
</file>